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87" calcext:value-type="float">
            <text:p>55.8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.7" calcext:value-type="float">
            <text:p>55.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66" calcext:value-type="float">
            <text:p>55.6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8.35" calcext:value-type="float">
            <text:p>58.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.42" calcext:value-type="float">
            <text:p>55.4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9.64" calcext:value-type="float">
            <text:p>59.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.33" calcext:value-type="float">
            <text:p>55.3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.42" calcext:value-type="float">
            <text:p>69.4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66.07" calcext:value-type="float">
            <text:p>66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01:16.002079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05:47.889779481</dc:date>
    <meta:editing-duration>PT4M44S</meta:editing-duration>
    <meta:editing-cycles>3</meta:editing-cycles>
    <meta:document-statistic meta:table-count="1" meta:cell-count="26" meta:object-count="0"/>
  </office:meta>
</office:document-meta>
</file>